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ly Routine</text:h>
      <text:h text:style-name="Heading_20_2" text:outline-level="2">Morning Session</text:h>
      <text:p text:style-name="Text_20_body">7:30- 8:30 Breakfast and Free Play</text:p>
      <text:p text:style-name="Text_20_body">8:30- 9:00 School Run (If necessary) </text:p>
      <text:p text:style-name="Text_20_body">9:00-11:00 Outing/Activity (10:00 Fruit Snack)</text:p>
      <text:p text:style-name="Text_20_body">11:00-12:20 Free Play</text:p>
      <text:p text:style-name="Text_20_body">12:20- 12:30 Story &amp; Rhyme Time</text:p>
      <text:h text:style-name="Heading_20_2" text:outline-level="2">Afternoon Session</text:h>
      <text:p text:style-name="Text_20_body">12:30- 13:00 Free Play (Lunch Preparation) </text:p>
      <text:p text:style-name="Text_20_body">13:00-14:00 Lunch &amp; Free Play</text:p>
      <text:p text:style-name="Text_20_body">14:00- 15:00 Activity</text:p>
      <text:p text:style-name="Text_20_body">15:00-15:30 School Run (If necessary)</text:p>
      <text:p text:style-name="Text_20_body">15:30-16:00 Free Play (Tea Preparation)</text:p>
      <text:p text:style-name="Text_20_body">16:00-16:30 Tea</text:p>
      <text:p text:style-name="Text_20_body">16:30- 17:15 Free Play</text:p>
      <text:p text:style-name="Text_20_body">17:15- 17:30 Story &amp; Rhyme Time</text:p>
      <text:p text:style-name="Text_20_body">17:30 Hometime</text:p>
      <text:h text:style-name="Heading_20_2" text:outline-level="2">Outing/Activity</text:h>
      <text:p text:style-name="Text_20_body">M- Seasonal/World Craft (e.g. Flags, Traditions, Foods etc.)</text:p>
      <text:p text:style-name="Text_20_body">T- Park/Stay &amp; Play Session</text:p>
      <text:p text:style-name="Text_20_body">W- Literary Craft (Based on our favourite books this week)</text:p>
      <text:p text:style-name="Text_20_body">Th- Library</text:p>
      <text:p text:style-name="Text_20_body">F- Baking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2:43:09</meta:creation-date>
    <dc:date>2014-06-08T18:40:21</dc:date>
    <meta:editing-duration>PT12M29S</meta:editing-duration>
    <meta:editing-cycles>5</meta:editing-cycles>
    <meta:generator>LibreOffice/3.5$Linux_X86_64 LibreOffice_project/350m1$Build-2</meta:generator>
    <dc:creator>Ross Fenning</dc:creator>
    <meta:document-statistic meta:table-count="0" meta:image-count="0" meta:object-count="0" meta:page-count="1" meta:paragraph-count="23" meta:word-count="98" meta:character-count="645" meta:non-whitespace-character-count="568"/>
  </office:meta>
</office:document-meta>
</file>